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2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Liberation Sans" fo:font-size="8pt" fo:font-weight="bold" style:font-name-asian="DejaVu Sans" style:font-size-asian="8pt" style:font-weight-asian="bold" style:font-name-complex="Lohit Hindi" style:font-size-complex="8pt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q</text:p>
          </table:table-cell>
          <table:table-cell table:style-name="ce1" office:value-type="string">
            <text:p>C </text:p>
          </table:table-cell>
          <table:table-cell table:style-name="ce1" office:value-type="string">
            <text:p>E(reject rate)</text:p>
          </table:table-cell>
          <table:table-cell table:style-name="ce1" office:value-type="string">
            <text:p>D(error rate)</text:p>
          </table:table-cell>
          <table:table-cell table:style-name="ce1" office:value-type="string">
            <text:p>Reliability(C/C+D)</text:p>
          </table:table-cell>
          <table:table-cell table:style-name="ce2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formula="of:=1-[.C2]-[.D2]" office:value-type="float" office:value="0.7368">
            <text:p>0.7368</text:p>
          </table:table-cell>
          <table:table-cell office:value-type="float" office:value="0">
            <text:p>0</text:p>
          </table:table-cell>
          <table:table-cell office:value-type="float" office:value="0.2632">
            <text:p>0.2632</text:p>
          </table:table-cell>
          <table:table-cell table:formula="of:=[.B2]/([.B2]+[.D2])" office:value-type="float" office:value="0.7368">
            <text:p>0.7368</text:p>
          </table:table-cell>
          <table:table-cell table:number-columns-repeated="1019"/>
        </table:table-row>
        <table:table-row table:style-name="ro1">
          <table:table-cell office:value-type="string">
            <text:p>3a)</text:p>
          </table:table-cell>
          <table:table-cell table:formula="of:=1-[.C3]-[.D3]" office:value-type="float" office:value="0.4561">
            <text:p>0.4561</text:p>
          </table:table-cell>
          <table:table-cell office:value-type="float" office:value="0.4035">
            <text:p>0.4035</text:p>
          </table:table-cell>
          <table:table-cell office:value-type="float" office:value="0.1404">
            <text:p>0.1404</text:p>
          </table:table-cell>
          <table:table-cell table:formula="of:=[.B3]/([.B3]+[.D3])" office:value-type="float" office:value="0.764626990779547">
            <text:p>0.7646269908</text:p>
          </table:table-cell>
          <table:table-cell table:number-columns-repeated="1019"/>
        </table:table-row>
        <table:table-row table:style-name="ro1">
          <table:table-cell office:value-type="string">
            <text:p>3b)</text:p>
          </table:table-cell>
          <table:table-cell table:formula="of:=1-[.C4]-[.D4]" office:value-type="float" office:value="0.1228">
            <text:p>0.1228</text:p>
          </table:table-cell>
          <table:table-cell office:value-type="float" office:value="0.8772">
            <text:p>0.8772</text:p>
          </table:table-cell>
          <table:table-cell office:value-type="float" office:value="0">
            <text:p>0</text:p>
          </table:table-cell>
          <table:table-cell table:formula="of:=[.B4]/([.B4]+[.D4])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6" office:value-type="string" table:number-columns-spanned="2" table:number-rows-spanned="1">
            <text:p>q=3a)</text:p>
          </table:table-cell>
          <table:covered-table-cell table:style-name="ce8"/>
          <table:table-cell table:style-name="ce11" office:value-type="string" table:number-columns-spanned="2" table:number-rows-spanned="1">
            <text:p>q=3b)</text:p>
          </table:table-cell>
          <table:covered-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element</text:p>
          </table:table-cell>
          <table:table-cell table:style-name="ce7" office:value-type="string">
            <text:p>Class(-1=rej)</text:p>
          </table:table-cell>
          <table:table-cell table:style-name="ce9" office:value-type="string">
            <text:p>#occ</text:p>
          </table:table-cell>
          <table:table-cell table:style-name="ce7" office:value-type="string">
            <text:p>Class(-1=rej)</text:p>
          </table:table-cell>
          <table:table-cell table:style-name="ce9" office:value-type="string">
            <text:p>#occ</text:p>
          </table:table-cell>
          <table:table-cell table:number-columns-repeated="1019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44">
            <text:p>44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46">
            <text:p>46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50">
            <text:p>50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56">
            <text:p>56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15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5T13:46:15</meta:creation-date>
    <dc:date>2010-11-15T15:00:27</dc:date>
    <meta:editing-duration>PT00H13M02S</meta:editing-duration>
    <meta:editing-cycles>3</meta:editing-cycles>
    <meta:generator>OpenOffice.org/3.2$Linux OpenOffice.org_project/320m19$Build-9505</meta:generator>
    <meta:print-date>2010-11-15T14:59:13</meta:print-date>
    <meta:document-statistic meta:table-count="3" meta:cell-count="312" meta:object-count="0"/>
  </office:meta>
</office:document-meta>
</file>